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section text:name="Introduction">
        <text:p>Content inside a section.</text:p>
      </text:section>
      <text:p>Content outside the section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